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ae79" officeooo:paragraph-rsid="0013ae79" style:font-weight-asian="bold" style:font-weight-complex="bold"/>
    </style:style>
    <style:style style:name="P2" style:family="paragraph" style:parent-style-name="Standard">
      <style:text-properties fo:color="#ffffff" fo:font-weight="bold" officeooo:rsid="00150787" officeooo:paragraph-rsid="001507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eb91e" fo:font-weight="bold" officeooo:rsid="00241dd5" officeooo:paragraph-rsid="00241dd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fo:font-weight="bold" officeooo:rsid="00203e51" officeooo:paragraph-rsid="00203e51" style:font-weight-asian="bold" style:font-weight-complex="bold"/>
    </style:style>
    <style:style style:name="P7" style:family="paragraph" style:parent-style-name="Standard" style:list-style-name="L1">
      <style:text-properties fo:font-weight="bold" officeooo:rsid="00150787" officeooo:paragraph-rsid="00150787" style:font-weight-asian="bold" style:font-weight-complex="bold"/>
    </style:style>
    <style:style style:name="P8" style:family="paragraph" style:parent-style-name="Standard" style:list-style-name="L2">
      <style:text-properties fo:font-weight="bold" officeooo:rsid="0013ae79" officeooo:paragraph-rsid="00150787" style:font-weight-asian="bold" style:font-weight-complex="bold"/>
    </style:style>
    <style:style style:name="P9" style:family="paragraph" style:parent-style-name="Standard" style:list-style-name="L1">
      <style:text-properties fo:color="#e6e905" fo:font-weight="bold" officeooo:rsid="00150787" officeooo:paragraph-rsid="00150787" style:font-weight-asian="bold" style:font-weight-complex="bold"/>
    </style:style>
    <style:style style:name="P10" style:family="paragraph" style:parent-style-name="Standard" style:list-style-name="L2">
      <style:text-properties fo:color="#e6e905" fo:font-weight="bold" officeooo:rsid="00150787" officeooo:paragraph-rsid="00150787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e6e905" fo:font-weight="bold" officeooo:rsid="00182fb5" officeooo:paragraph-rsid="00182fb5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color="#e6e905" fo:font-weight="bold" officeooo:rsid="001f7820" officeooo:paragraph-rsid="001f7820" style:font-weight-asian="bold" style:font-weight-complex="bold"/>
    </style:style>
    <style:style style:name="P13" style:family="paragraph" style:parent-style-name="Standard" style:list-style-name="L2">
      <style:text-properties fo:color="#5eb91e" fo:font-weight="bold" officeooo:rsid="0013ae79" officeooo:paragraph-rsid="00150787" style:font-weight-asian="bold" style:font-weight-complex="bold"/>
    </style:style>
    <style:style style:name="P14" style:family="paragraph" style:parent-style-name="Standard" style:list-style-name="L2">
      <style:text-properties fo:color="#5eb91e" fo:font-weight="bold" officeooo:rsid="0013ae79" officeooo:paragraph-rsid="0013ae79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6" style:family="paragraph" style:parent-style-name="Standard" style:list-style-name="L2">
      <style:text-properties fo:color="#5eb91e" fo:font-weight="bold" officeooo:rsid="0014f897" officeooo:paragraph-rsid="00150787" style:font-weight-asian="bold" style:font-weight-complex="bold"/>
    </style:style>
    <style:style style:name="P17" style:family="paragraph" style:parent-style-name="Standard" style:list-style-name="L2">
      <style:text-properties fo:color="#5eb91e" fo:font-weight="bold" officeooo:rsid="0014f897" officeooo:paragraph-rsid="0014f897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5eb91e" fo:font-weight="bold" officeooo:rsid="00150787" officeooo:paragraph-rsid="00150787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5eb91e" fo:font-weight="bold" officeooo:rsid="00168047" officeooo:paragraph-rsid="00168047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color="#5eb91e" fo:font-weight="bold" officeooo:rsid="00182fb5" officeooo:paragraph-rsid="00182fb5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color="#5eb91e" fo:font-weight="bold" officeooo:rsid="00195ae4" officeooo:paragraph-rsid="00195ae4" style:font-weight-asian="bold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color="#5eb91e" fo:font-weight="bold" officeooo:rsid="001af4bf" officeooo:paragraph-rsid="001af4bf" style:font-weight-asian="bold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color="#5eb91e" fo:font-weight="bold" officeooo:rsid="001d85a4" officeooo:paragraph-rsid="001d85a4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color="#5eb91e" fo:font-weight="bold" officeooo:rsid="001f77f7" officeooo:paragraph-rsid="001f77f7" style:font-weight-asian="bold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color="#5eb91e" fo:font-weight="bold" officeooo:rsid="00241dd5" officeooo:paragraph-rsid="00241dd5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color="#5eb91e" fo:font-weight="bold" officeooo:rsid="00203e51" officeooo:paragraph-rsid="00203e51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color="#5eb91e" officeooo:paragraph-rsid="00203e51"/>
    </style:style>
    <style:style style:name="P28" style:family="paragraph" style:parent-style-name="Standard" style:list-style-name="L4">
      <style:paragraph-properties fo:text-align="start" style:justify-single-word="false"/>
      <style:text-properties fo:color="#5eb91e" officeooo:rsid="0027b270" officeooo:paragraph-rsid="0027b270"/>
    </style:style>
    <style:style style:name="P29" style:family="paragraph" style:parent-style-name="Standard" style:list-style-name="L2">
      <style:text-properties fo:color="#ffffff" fo:font-weight="bold" officeooo:rsid="0013ae79" officeooo:paragraph-rsid="0013ae79" style:font-weight-asian="bold" style:font-weight-complex="bold"/>
    </style:style>
    <style:style style:name="P30" style:family="paragraph" style:parent-style-name="Standard" style:list-style-name="L2">
      <style:text-properties fo:color="#ffffff" fo:font-weight="bold" officeooo:rsid="0014f897" officeooo:paragraph-rsid="00150787" style:font-weight-asian="bold" style:font-weight-complex="bold"/>
    </style:style>
    <style:style style:name="P31" style:family="paragraph" style:parent-style-name="Standard" style:list-style-name="L2">
      <style:text-properties fo:color="#ffffff" fo:font-weight="bold" officeooo:rsid="0014f897" officeooo:paragraph-rsid="0014f897" style:font-weight-asian="bold" style:font-weight-complex="bold"/>
    </style:style>
    <style:style style:name="P32" style:family="paragraph" style:parent-style-name="Standard" style:list-style-name="L2">
      <style:text-properties fo:color="#ffffff" fo:font-weight="bold" officeooo:rsid="00150787" officeooo:paragraph-rsid="00150787" style:font-weight-asian="bold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fo:color="#ffffff" fo:font-weight="bold" officeooo:rsid="00195ae4" officeooo:paragraph-rsid="00195ae4" style:font-weight-asian="bold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fo:color="#ffffff" fo:font-weight="bold" officeooo:rsid="001af4bf" officeooo:paragraph-rsid="001af4bf" style:font-weight-asian="bold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fo:color="#ffffff" fo:font-weight="bold" officeooo:rsid="001d85a4" officeooo:paragraph-rsid="001d85a4" style:font-weight-asian="bold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fo:color="#ffffff" fo:font-weight="bold" officeooo:rsid="001f77f7" officeooo:paragraph-rsid="001f77f7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ffff" fo:font-weight="bold" officeooo:rsid="0027b270" officeooo:paragraph-rsid="0027b270" style:font-weight-asian="bold" style:font-weight-complex="bold"/>
    </style:style>
    <style:style style:name="P39" style:family="paragraph" style:parent-style-name="Standard" style:list-style-name="L4">
      <style:paragraph-properties fo:text-align="start" style:justify-single-word="false"/>
      <style:text-properties fo:color="#ffffff" officeooo:rsid="0027b270" officeooo:paragraph-rsid="0027b270"/>
    </style:style>
    <style:style style:name="P40" style:family="paragraph" style:parent-style-name="Standard" style:list-style-name="L2">
      <style:text-properties fo:color="#729fcf" fo:font-weight="bold" officeooo:rsid="0014f897" officeooo:paragraph-rsid="0014f897" style:font-weight-asian="bold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color="#729fcf" fo:font-weight="bold" officeooo:rsid="00167dcc" officeooo:paragraph-rsid="00167dcc" style:font-weight-asian="bold" style:font-weight-complex="bold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182fb5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195ae4"/>
    </style:style>
    <style:style style:name="P44" style:family="paragraph" style:parent-style-name="Standard" style:list-style-name="L4">
      <style:paragraph-properties fo:text-align="start" style:justify-single-word="false"/>
      <style:text-properties officeooo:paragraph-rsid="00203e51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27b270"/>
    </style:style>
    <style:style style:name="P46" style:family="paragraph" style:parent-style-name="Standard" style:list-style-name="L3">
      <style:paragraph-properties fo:text-align="start" style:justify-single-word="false"/>
      <style:text-properties fo:color="#f6f9d4" fo:font-weight="bold" officeooo:rsid="001f7820" officeooo:paragraph-rsid="001f7820" style:font-weight-asian="bold" style:font-weight-complex="bold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27b270" officeooo:paragraph-rsid="0027b270"/>
    </style:style>
    <style:style style:name="T1" style:family="text">
      <style:text-properties fo:color="#5eb91e"/>
    </style:style>
    <style:style style:name="T2" style:family="text">
      <style:text-properties fo:color="#5eb91e" officeooo:rsid="0014f897"/>
    </style:style>
    <style:style style:name="T3" style:family="text">
      <style:text-properties fo:color="#5eb91e" fo:font-weight="bold" officeooo:rsid="00195ae4" style:font-weight-asian="bold" style:font-weight-complex="bold"/>
    </style:style>
    <style:style style:name="T4" style:family="text">
      <style:text-properties fo:color="#5eb91e" fo:font-weight="bold" officeooo:rsid="0027b270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weight="bold" officeooo:rsid="00182fb5" style:font-weight-asian="bold" style:font-weight-complex="bold"/>
    </style:style>
    <style:style style:name="T8" style:family="text">
      <style:text-properties fo:color="#ffffff" fo:font-weight="bold" officeooo:rsid="00195ae4" style:font-weight-asian="bold" style:font-weight-complex="bold"/>
    </style:style>
    <style:style style:name="T9" style:family="text">
      <style:text-properties fo:color="#ffffff" fo:font-weight="bold" officeooo:rsid="0027b270" style:font-weight-asian="bold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officeooo:rsid="002614d0" style:font-size-asian="10pt" style:font-size-complex="10pt"/>
    </style:style>
    <style:style style:name="T12" style:family="text">
      <style:text-properties fo:color="#729fcf"/>
    </style:style>
    <style:style style:name="T13" style:family="text">
      <style:text-properties fo:color="#729fcf" fo:font-weight="bold" officeooo:rsid="00195ae4" style:font-weight-asian="bold" style:font-weight-complex="bold"/>
    </style:style>
    <style:style style:name="T14" style:family="text">
      <style:text-properties officeooo:rsid="001f7820"/>
    </style:style>
    <style:style style:name="T15" style:family="text">
      <style:text-properties fo:color="#eeeeee" fo:font-weight="bold" officeooo:rsid="00203e51" style:font-weight-asian="bold" style:font-weight-complex="bold"/>
    </style:style>
    <style:style style:name="T16" style:family="text">
      <style:text-properties fo:color="#eeeeee" fo:font-weight="bold" officeooo:rsid="00241dd5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03e51" style:font-weight-asian="bold" style:font-weight-complex="bold"/>
    </style:style>
    <style:style style:name="T19" style:family="text">
      <style:text-properties fo:font-weight="bold" officeooo:rsid="00241dd5" style:font-weight-asian="bold" style:font-weight-complex="bold"/>
    </style:style>
    <style:style style:name="T20" style:family="text">
      <style:text-properties officeooo:rsid="002614d0"/>
    </style:style>
    <style:style style:name="T21" style:family="text">
      <style:text-properties officeooo:rsid="0027b2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Commands <text:span text:style-name="T20">(</text:span><text:span text:style-name="T11">https://pandas.pydata.org/pandas-docs/stable/reference/index.html</text:span><text:span text:style-name="T20">)</text:span></text:p>
      <text:p text:style-name="P1"/>
      <text:list xml:id="list1645437472" text:style-name="L1">
        <text:list-item>
          <text:p text:style-name="P7">Data Frames &amp; Data Series</text:p>
          <text:list>
            <text:list-item>
              <text:p text:style-name="P9">Data Series (1 dimension)</text:p>
            </text:list-item>
          </text:list>
        </text:list-item>
      </text:list>
      <text:list xml:id="list662279458" text:style-name="L2">
        <text:list-item>
          <text:list>
            <text:list-item>
              <text:list>
                <text:list-item>
                  <text:p text:style-name="P8">Add a list to series – <text:s/></text:p>
                  <text:list>
                    <text:list-item>
                      <text:p text:style-name="P13">x = pd.Series(list) <text:s/># can substitute dictionary, tuple, etc for list </text:p>
                    </text:list-item>
                  </text:list>
                </text:list-item>
                <text:list-item>
                  <text:p text:style-name="P29">To give a Series a different set of indexes, create list for indexes and:</text:p>
                  <text:list>
                    <text:list-item>
                      <text:p text:style-name="P14">x = pd.Series (list1, index=list2)</text:p>
                    </text:list-item>
                  </text:list>
                </text:list-item>
                <text:list-item>
                  <text:p text:style-name="P30">To name a Series - <text:s/></text:p>
                  <text:list>
                    <text:list-item>
                      <text:p text:style-name="P16">x = pd.Series(list, name=”series_name”</text:p>
                    </text:list-item>
                  </text:list>
                </text:list-item>
                <text:list-item>
                  <text:p text:style-name="P29">We can print a series by saying <text:span text:style-name="T1">print (x) </text:span>and can print specific values by indexes</text:p>
                  <text:list>
                    <text:list-item>
                      <text:p text:style-name="P29"><text:span text:style-name="T1"># Note the double brackets indicate </text:span><text:span text:style-name="T2">a </text:span><text:span text:style-name="T1">list </text:span><text:span text:style-name="T2">of indexes</text:span><text:span text:style-name="T1">, for one value use 1 bracket</text:span></text:p>
                    </text:list-item>
                    <text:list-item>
                      <text:p text:style-name="P14">print (x[‘index1’])</text:p>
                    </text:list-item>
                    <text:list-item>
                      <text:p text:style-name="P14">print (x[[‘index1’, ‘index2’]]) </text:p>
                    </text:list-item>
                  </text:list>
                </text:list-item>
                <text:list-item>
                  <text:p text:style-name="P31">You can test for membership in a Series with the “in” key word (result is Boolean) </text:p>
                  <text:list>
                    <text:list-item>
                      <text:p text:style-name="P17">print (‘value’ in Series_Name) → True/False</text:p>
                    </text:list-item>
                  </text:list>
                </text:list-item>
                <text:list-item>
                  <text:p text:style-name="P31">You can get a <text:span text:style-name="T1">True</text:span>/<text:span text:style-name="T1">False</text:span> output for null values in your series by</text:p>
                  <text:list>
                    <text:list-item>
                      <text:p text:style-name="P17">print (series_name.isnull () )</text:p>
                      <text:list>
                        <text:list-item>
                          <text:p text:style-name="P40">value1<text:tab/><text:tab/>False</text:p>
                        </text:list-item>
                        <text:list-item>
                          <text:p text:style-name="P40">value2<text:tab/><text:tab/>True</text:p>
                        </text:list-item>
                        <text:list-item>
                          <text:p text:style-name="P40">value3<text:tab/><text:tab/>Tr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11908048294476" text:continue-numbering="true" text:style-name="L2">
        <text:list-item>
          <text:list>
            <text:list-item>
              <text:p text:style-name="P10">Data Frame (2 Dimensions)</text:p>
              <text:list>
                <text:list-item>
                  <text:p text:style-name="P32">Create a <text:s/>Data Frame from Dictionary</text:p>
                  <text:list>
                    <text:list-item>
                      <text:p text:style-name="P32">Define Dictionary (<text:span text:style-name="T10">Dictionary is an unordered list that can be changed – uses curlys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c1= {'Name': ['Amazon', 'GE', 'Toyota', 'Twitter', 'Ford', 'Marriot'],</text:p>
      <text:p text:style-name="P4"><text:s text:c="12"/>'Founded': [1994, 1923, 1937, 2006, 1903, 1927], </text:p>
      <text:p text:style-name="P4"><text:s text:c="13"/>'Price': [852, 111.2, 112, 15.2, 12.5, 88.31]}</text:p>
      <text:p text:style-name="P4"/>
      <text:list xml:id="list386708980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companies = pd.DataFrame(c1, columns=['Name', 'Founded', 'Price'])</text:p>
                        </text:list-item>
                        <text:list-item>
                          <text:p text:style-name="P18">print (companies)</text:p>
                          <text:list>
                            <text:list-item>
                              <text:p text:style-name="P41"><text:s text:c="5"/>Name<text:tab/>Founded<text:tab/>Price</text:p>
                            </text:list-item>
                            <text:list-item>
                              <text:p text:style-name="P41">0 <text:s/>Amazon<text:tab/>1994<text:tab/><text:tab/>852.00</text:p>
                            </text:list-item>
                            <text:list-item>
                              <text:p text:style-name="P41">1 <text:s/>GE<text:tab/><text:tab/>1923<text:tab/><text:tab/>111.20</text:p>
                            </text:list-item>
                            <text:list-item>
                              <text:p text:style-name="P41">2 <text:s/>Toyota<text:tab/>1937<text:tab/><text:tab/>112.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11907699917732" text:continue-numbering="true" text:style-name="L3">
        <text:list-item>
          <text:list>
            <text:list-item>
              <text:p text:style-name="P11">General Dataframe Commands</text:p>
              <text:list>
                <text:list-item>
                  <text:p text:style-name="P33">Reading a csv file</text:p>
                  <text:list>
                    <text:list-item>
                      <text:p text:style-name="P33">To read/load the csv into memory (where the “root” path is the notebook path</text:p>
                      <text:list>
                        <text:list-item>
                          <text:p text:style-name="P19">myCSV = pd.read_cvs (‘path/to/the/csv/file.csv’)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7">Print information <text:s/>about <text:s/></text:span><text:span text:style-name="T8">the </text:span><text:span text:style-name="T7">data frame</text:span></text:p>
                  <text:list>
                    <text:list-item>
                      <text:p text:style-name="P20"><text:span text:style-name="T5">Columns</text:span> <text:span text:style-name="T5">-</text:span> print (x.columns)</text:p>
                    </text:list-item>
                    <text:list-item>
                      <text:p text:style-name="P21"><text:span text:style-name="T5">Data Types –</text:span> print (x.dtypes)</text:p>
                    </text:list-item>
                    <text:list-item>
                      <text:p text:style-name="P34">Shape </text:p>
                      <text:list>
                        <text:list-item>
                          <text:p text:style-name="P21"><text:span text:style-name="T5">All – </text:span>print (x.shape) <text:span text:style-name="T5">→</text:span> <text:s/><text:span text:style-name="T12">(2,3)</text:span></text:p>
                        </text:list-item>
                        <text:list-item>
                          <text:p text:style-name="P43"><text:span text:style-name="T8">Rows – </text:span><text:span text:style-name="T3">print (x.shape[0]) </text:span><text:span text:style-name="T8">→</text:span><text:span text:style-name="T13"> <text:s/>2</text:span></text:p>
                        </text:list-item>
                        <text:list-item>
                          <text:p text:style-name="P43"><text:span text:style-name="T8">Columns – </text:span><text:span text:style-name="T3">print (x.shape[1])</text:span><text:span text:style-name="T13"> </text:span><text:span text:style-name="T8">→</text:span><text:span text:style-name="T13"> <text:s/>3</text:span></text:p>
                        </text:list-item>
                      </text:list>
                    </text:list-item>
                    <text:list-item>
                      <text:p text:style-name="P21"><text:span text:style-name="T5">Top 5 Rows</text:span> – print (x.head () )</text:p>
                    </text:list-item>
                  </text:list>
                </text:list-item>
                <text:list-item>
                  <text:p text:style-name="P34"><text:soft-page-break/>Create a new dataframe with only certain columns from an existing data frame</text:p>
                  <text:list>
                    <text:list-item>
                      <text:p text:style-name="P22">newDF = oldDF [[‘column1’, ‘column3’, ‘column4’, ‘column7’]]</text:p>
                    </text:list-item>
                  </text:list>
                </text:list-item>
                <text:list-item>
                  <text:p text:style-name="P35">Sort By Column</text:p>
                  <text:list>
                    <text:list-item>
                      <text:p text:style-name="P22">print( newDF.sort_values(‘column4’)</text:p>
                    </text:list-item>
                  </text:list>
                </text:list-item>
                <text:list-item>
                  <text:p text:style-name="P36">Remove NAN records</text:p>
                  <text:list>
                    <text:list-item>
                      <text:p text:style-name="P23">dataFrame.dropna(how=’any’, inplace=True)</text:p>
                      <text:list>
                        <text:list-item>
                          <text:p text:style-name="P23">how – default = any</text:p>
                          <text:list>
                            <text:list-item>
                              <text:p text:style-name="P23">‘any’ <text:span text:style-name="T5">: If any NA values are present, drop that row or column.</text:span></text:p>
                            </text:list-item>
                            <text:list-item>
                              <text:p text:style-name="P23"><text:span text:style-name="T5">‘</text:span>all<text:span text:style-name="T5">’ : If all values are NA, drop that row or column.</text:span></text:p>
                            </text:list-item>
                          </text:list>
                        </text:list-item>
                        <text:list-item>
                          <text:p text:style-name="P23">inplace</text:p>
                          <text:list>
                            <text:list-item>
                              <text:p text:style-name="P23">True <text:span text:style-name="T5">→ modifies the memory of the actual object</text:span></text:p>
                            </text:list-item>
                            <text:list-item>
                              <text:p text:style-name="P23">False<text:span text:style-name="T5"> → creates a new memory location for the object, doesn’t touch origina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Copy a dataframe</text:p>
                  <text:list>
                    <text:list-item>
                      <text:p text:style-name="P37">Copy with out filters</text:p>
                      <text:list>
                        <text:list-item>
                          <text:p text:style-name="P24">dataFrame2 = dataFrame1.copy(deep=True) </text:p>
                          <text:list>
                            <text:list-item>
                              <text:p text:style-name="P25">deep – A new object is made with all the indexes, etc. <text:s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1190712313125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7">Copy with Filters</text:p>
                      <text:list>
                        <text:list-item>
                          <text:p text:style-name="P24">dataFrame3 = dataFrame2[dataFrame2[‘column2’]&gt;350000<text:span text:style-name="T14">]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Statistical Analysis</text:p>
              <text:list>
                <text:list-item>
                  <text:p text:style-name="P46">How to Get mean, min, std, etc.</text:p>
                  <text:list>
                    <text:list-item>
                      <text:p text:style-name="P26">print(dataFrame.describe () )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 text:c="10"/>duration <text:s text:c="7"/>budget <text:s text:c="8"/>gross</text:p>
      <text:p text:style-name="P6">count <text:s/>3890.000000 <text:s/>3.890000e+03 <text:s/>3.890000e+03</text:p>
      <text:p text:style-name="P6">mean <text:s text:c="3"/>109.896401 <text:s/>4.520391e+07 <text:s/>5.106809e+07</text:p>
      <text:p text:style-name="P6">std <text:s text:c="5"/>22.706775 <text:s/>2.224177e+08 <text:s/>6.980668e+07</text:p>
      <text:p text:style-name="P6">min <text:s text:c="5"/>34.000000 <text:s/>2.180000e+02 <text:s/>1.620000e+02</text:p>
      <text:p text:style-name="P6">25% <text:s text:c="5"/>95.000000 <text:s/>1.000000e+07 <text:s/>6.844452e+06</text:p>
      <text:p text:style-name="P6">50% <text:s text:c="4"/>106.000000 <text:s/>2.400000e+07 <text:s/>2.799697e+07</text:p>
      <text:p text:style-name="P6">75% <text:s text:c="4"/>120.000000 <text:s/>5.000000e+07 <text:s/>6.540649e+07</text:p>
      <text:p text:style-name="P6">max <text:s text:c="4"/>330.000000 <text:s/>1.221550e+10 <text:s/>7.605058e+08</text:p>
      <text:list xml:id="list872875927" text:style-name="L4">
        <text:list-item>
          <text:list>
            <text:list-item>
              <text:list>
                <text:list-item>
                  <text:p text:style-name="P44"><text:span text:style-name="T15">find how many values in each column of d</text:span><text:span text:style-name="T16">ataframe</text:span><text:span text:style-name="T15"> hav</text:span><text:span text:style-name="T16">e</text:span><text:span text:style-name="T15"> NAN</text:span></text:p>
                  <text:list>
                    <text:list-item>
                      <text:p text:style-name="P27"><text:span text:style-name="T18">print(</text:span><text:span text:style-name="T19">dataframe</text:span><text:span text:style-name="T18">.isnull().sum()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211907023634955" text:continue-numbering="true" text:style-name="L4">
        <text:list-item>
          <text:p text:style-name="P45"><text:span text:style-name="T9">Data Visualization</text:span></text:p>
          <text:list>
            <text:list-item>
              <text:p text:style-name="P47"><text:span text:style-name="T6">Facilitate showiung any plots made to show in Jupyter notebook</text:span></text:p>
              <text:list>
                <text:list-item>
                  <text:p text:style-name="P28"><text:span text:style-name="T17">%matplotlib inline <text:s/>- the % graphs inside the notebook</text:span></text:p>
                </text:list-item>
              </text:list>
            </text:list-item>
            <text:list-item>
              <text:p text:style-name="P39"><text:span text:style-name="T17">Plot a histogram for 1 column in a dataframe (index is other cloumn)</text:span></text:p>
              <text:list>
                <text:list-item>
                  <text:p text:style-name="P45"><text:span text:style-name="T4">dataseries.columnname.plot(kind='hist' , x= “label 1”, y = “label 2”)</text:span></text:p>
                </text:list-item>
                <text:list-item>
                  <text:p text:style-name="P28"><text:span text:style-name="T17"/></text:p>
                </text:list-item>
              </text:list>
            </text:list-item>
            <text:list-item>
              <text:p text:style-name="P39"><text:span text:style-name="T17">Create a scatter plot</text:span></text:p>
              <text:list>
                <text:list-item>
                  <text:p text:style-name="P39"><text:span text:style-name="T17">dataframe.plot(kind='scatter', x='column1', y='column2')</text:span></text:p>
                </text:list-item>
              </text:list>
            </text:list-item>
            <text:list-item>
              <text:p text:style-name="P39"><text:span text:style-name="T17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ff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07:25:26.977960881</meta:creation-date>
    <dc:date>2019-10-20T20:24:51.246908552</dc:date>
    <meta:editing-duration>PT1H36M19S</meta:editing-duration>
    <meta:editing-cycles>9</meta:editing-cycles>
    <meta:generator>LibreOffice/6.3.2.2$Linux_X86_64 LibreOffice_project/30$Build-2</meta:generator>
    <meta:document-statistic meta:table-count="0" meta:image-count="0" meta:object-count="0" meta:page-count="2" meta:paragraph-count="85" meta:word-count="558" meta:character-count="3480" meta:non-whitespace-character-count="2934"/>
  </office:meta>
</office:document-meta>
</file>